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089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y First Presentati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7.642cm" svg:height="12.339cm" svg:x="0cm" svg:y="2.901cm">
          <draw:text-box>
            <text:p>Things That Make Me Sneeze:</text:p>
            <text:p>I wanted to put together a quick list of stuff that makes me sneeze.</text:p>
            <text:p/>
            <text:p>It's because I keep forgetting to avoid this stuff , and maybe if I write it down then I'll remember it. Particular the one about the sawdust</text:p>
            <text:p/>
            <text:p>Dust</text:p>
            <text:p>Ground Black pepper</text:p>
            <text:p>Doing the following:</text:p>
            <text:p>Cutting some wood using a saw</text:p>
            <text:p>Forgetting to clean the dust off</text:p>
            <text:p>Looking at the cut real close in order to make sure that it's right</text:p>
            <text:p>Breathing in</text:p>
            <text:p>It's worse when I breathe in slowly and get a real lung-full of fresh sawdust</text:p>
            <text:p>The sawdust does smell nice,though</text:p>
            <text:p>The Next Funny Item</text:p>
            <text:p>The Final.Deeply Insightful Item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6T20:24:51.749000000</meta:creation-date>
    <dc:date>2021-08-10T10:29:10.062000000</dc:date>
    <meta:editing-duration>PT1M48S</meta:editing-duration>
    <meta:editing-cycles>2</meta:editing-cycles>
    <meta:generator>LibreOffice/7.1.4.2$Windows_X86_64 LibreOffice_project/a529a4fab45b75fefc5b6226684193eb000654f6</meta:generator>
    <meta:document-statistic meta:object-count="26"/>
  </office:meta>
</office:document-meta>
</file>